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1cm" svg:x="5.9cm" svg:y="1.6cm">
          <text:p text:style-name="P1">start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0.001cm" svg:height="0.7cm" svg:x="8cm" svg:y="1.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00:41.836000000</meta:creation-date>
    <dc:date>2014-10-14T15:15:42.882000000</dc:date>
    <meta:editing-duration>P0D</meta:editing-duration>
    <meta:editing-cycles>1</meta:editing-cycles>
    <meta:document-statistic meta:object-count="2"/>
    <meta:generator>LibreOffice/4.2.5.2$Windows_x86 LibreOffice_project/61cb170a04bb1f12e77c884eab9192be736ec5f5</meta:generator>
  </office:meta>
</office:document-meta>
</file>